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12" style:family="table">
      <style:table-properties style:width="17cm" table:align="margins" fo:background-color="transparent">
        <style:background-image/>
      </style:table-properties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4" style:family="paragraph" style:parent-style-name="Text_20_body">
      <style:paragraph-properties fo:margin-left="0.72cm" fo:margin-right="0cm" fo:text-indent="0cm" style:auto-text-indent="false"/>
      <style:text-properties style:font-name="Calibri" fo:font-size="12pt" officeooo:rsid="01d70c7a" officeooo:paragraph-rsid="002d267b" style:font-size-asian="12pt" style:font-size-complex="12pt"/>
    </style:style>
    <style:style style:name="P5" style:family="paragraph" style:parent-style-name="Text_20_body">
      <style:paragraph-properties fo:margin-left="0.72cm" fo:margin-right="0cm" fo:text-indent="0cm" style:auto-text-indent="false"/>
      <style:text-properties style:font-name="Calibri" fo:font-size="12pt" officeooo:rsid="01d70c7a" officeooo:paragraph-rsid="00273052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margin-left="0.72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000000" loext:opacity="100%" style:text-line-through-style="none" style:text-line-through-type="none" style:font-name="Calibri1" fo:font-size="12pt" fo:language="es" fo:country="ES" fo:font-style="normal" style:text-underline-style="none" fo:font-weight="bold" officeooo:rsid="0167b509" officeooo:paragraph-rsid="00273052" fo:background-color="#81d41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margin-left="0.72cm" fo:margin-right="0cm" fo:text-indent="0cm" style:auto-text-indent="false"/>
      <style:text-properties fo:color="#000000" loext:opacity="100%" style:text-line-through-style="none" style:text-line-through-type="none" style:font-name="Courier New" fo:font-size="10pt" fo:language="es" fo:country="ES" fo:font-style="normal" style:text-underline-style="none" fo:font-weight="normal" officeooo:rsid="0167b509" officeooo:paragraph-rsid="00273052" fo:background-color="#81d41a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73052" fo:background-color="#81d41a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d267b" fo:background-color="#81d41a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d267b" fo:background-color="#81d41a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313072" fo:background-color="#81d41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336633" loext:opacity="100%" style:font-name="Calibri" fo:font-size="20pt" fo:language="es" fo:country="ES" fo:font-weight="bold" officeooo:rsid="0033156d" officeooo:paragraph-rsid="0033156d" style:font-size-asian="20pt" style:font-weight-asian="bold" style:font-size-complex="20pt" style:font-weight-complex="bold"/>
    </style:style>
    <style:style style:name="P17" style:family="paragraph" style:parent-style-name="Table_20_Contents">
      <style:text-properties style:font-name="Calibri" fo:language="es" fo:country="ES" officeooo:rsid="0033156d" officeooo:paragraph-rsid="0033156d"/>
    </style:style>
    <style:style style:name="P18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style:text-line-through-style="none" style:text-line-through-type="none" style:font-name="Calibri1" fo:font-size="12pt" fo:language="es" fo:country="ES" fo:font-style="normal" style:text-underline-style="none" fo:font-weight="bold" officeooo:rsid="0167b509" officeooo:paragraph-rsid="00273052" fo:background-color="#81d41a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2" style:family="text">
      <style:text-properties fo:text-transform="uppercase" fo:font-size="11pt" fo:font-weight="bold" officeooo:rsid="002d8ff9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5" style:family="text">
      <style:text-properties fo:color="#000000" loext:opacity="100%" fo:language="es" fo:country="E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language="es" fo:country="ES" fo:font-style="normal" fo:font-weight="normal" officeooo:rsid="01c8b7c7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fo:language="es" fo:country="ES" fo:font-style="normal" fo:font-weight="normal" officeooo:rsid="002d267b" style:font-style-asian="normal" style:font-weight-asian="normal" style:font-style-complex="normal" style:font-weight-complex="normal"/>
    </style:style>
    <style:style style:name="T8" style:family="text">
      <style:text-properties fo:background-color="#f7d1d5" loext:char-shading-value="0"/>
    </style:style>
    <style:style style:name="T9" style:family="text">
      <style:text-properties officeooo:rsid="019fd5a8" fo:background-color="#f7d1d5" loext:char-shading-value="0"/>
    </style:style>
    <style:style style:name="T10" style:family="text">
      <style:text-properties officeooo:rsid="0152d521" fo:background-color="#f7d1d5" loext:char-shading-value="0"/>
    </style:style>
    <style:style style:name="T11" style:family="text">
      <style:text-properties officeooo:rsid="01c656f0" fo:background-color="#f7d1d5" loext:char-shading-value="0"/>
    </style:style>
    <style:style style:name="T12" style:family="text">
      <style:text-properties officeooo:rsid="01c8b7c7" fo:background-color="#f7d1d5" loext:char-shading-value="0"/>
    </style:style>
    <style:style style:name="T13" style:family="text">
      <style:text-properties officeooo:rsid="01d0ee8f" fo:background-color="#f7d1d5" loext:char-shading-value="0"/>
    </style:style>
    <style:style style:name="T14" style:family="text">
      <style:text-properties officeooo:rsid="01d7778b" fo:background-color="#f7d1d5" loext:char-shading-value="0"/>
    </style:style>
    <style:style style:name="T15" style:family="text">
      <style:text-properties officeooo:rsid="01da2505" fo:background-color="#f7d1d5" loext:char-shading-value="0"/>
    </style:style>
    <style:style style:name="T16" style:family="text">
      <style:text-properties officeooo:rsid="00273052" fo:background-color="#ffd700" loext:char-shading-value="0"/>
    </style:style>
    <style:style style:name="T17" style:family="text">
      <style:text-properties officeooo:rsid="002b3474" fo:background-color="#ffd700" loext:char-shading-value="0"/>
    </style:style>
    <style:style style:name="T18" style:family="text">
      <style:text-properties officeooo:rsid="00313072" fo:background-color="#ffd7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" text:name="Tema"/>
      </text:user-field-decls>
      <text:p text:style-name="P11"><text:span text:style-name="T9">SCRIPT</text:span><text:span text:style-name="T8"> 1</text:span><text:span text:style-name="T10">: </text:span><text:span text:style-name="T11">CREAR Y POBLAR LA BASE DE DATOS </text:span><text:span text:style-name="T16">(2 </text:span><text:span text:style-name="T17">PUNTOS</text:span><text:span text:style-name="T16">)</text:span></text:p>
      <text:p text:style-name="P5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/>
            <text:p text:style-name="P8"/>
            <text:p text:style-name="P8"/>
          </table:table-cell>
        </table:table-row>
      </table:table>
      <text:list xml:id="list2696900411" text:style-name="L1">
        <text:list-header>
          <text:p text:style-name="P15"/>
        </text:list-header>
      </text:list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9">SCRIPT</text:span><text:span text:style-name="T8"> </text:span><text:span text:style-name="T12">2</text:span><text:span text:style-name="T10">: </text:span><text:span text:style-name="T12">ACTUALIZAR LA INFORMACIÓN </text:span><text:span text:style-name="T16">(2 </text:span><text:span text:style-name="T17">PUNTOS</text:span><text:span text:style-name="T16">)</text:span></text:p>
      <text:p text:style-name="P4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</table:table-cell>
        </table:table-row>
      </table:table>
      <text:list xml:id="list155612843467041" text:continue-numbering="true" text:style-name="L1">
        <text:list-header>
          <text:p text:style-name="P15"/>
        </text:list-header>
      </text:list>
      <text:p text:style-name="P7"/>
      <text:p text:style-name="P7"/>
      <text:p text:style-name="P7"/>
      <text:p text:style-name="P7"/>
      <text:p text:style-name="P6"/>
      <text:list xml:id="list155612320985171" text:continue-numbering="true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13"><text:span text:style-name="T9">SCRIPT</text:span><text:span text:style-name="T8"> </text:span><text:span text:style-name="T13">3</text:span><text:span text:style-name="T10">:</text:span><text:span text:style-name="T13"> MINERÍA DE DATOS </text:span><text:span text:style-name="T16">(</text:span><text:span text:style-name="T18">3</text:span><text:span text:style-name="T16"> </text:span><text:span text:style-name="T17">PUNTOS</text:span><text:span text:style-name="T16">)</text:span></text:p>
      <text:p text:style-name="P4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8"/>
            <text:p text:style-name="P8"/>
            <text:p text:style-name="P8"/>
          </table:table-cell>
        </table:table-row>
      </table:table>
      <text:list xml:id="list155611940322333" text:continue-numbering="true" text:style-name="L1">
        <text:list-header>
          <text:p text:style-name="P15"/>
        </text:list-header>
      </text:list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9">SCRIPT</text:span><text:span text:style-name="T8"> </text:span><text:span text:style-name="T14">4</text:span><text:span text:style-name="T10">:</text:span><text:span text:style-name="T13"> </text:span><text:span text:style-name="T14">CONTADORES </text:span><text:span text:style-name="T16">(2 </text:span><text:span text:style-name="T17">PUNTOS</text:span><text:span text:style-name="T16">)</text:span></text:p>
      <text:p text:style-name="P4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8"/>
            <text:p text:style-name="P8"/>
            <text:p text:style-name="P8"/>
          </table:table-cell>
        </table:table-row>
      </table:table>
      <text:list xml:id="list155611675309892" text:continue-numbering="true" text:style-name="L1">
        <text:list-header>
          <text:p text:style-name="P15"/>
        </text:list-header>
      </text:list>
      <text:p text:style-name="P7"/>
      <text:list xml:id="list155613698718577" text:continue-numbering="true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14"><text:span text:style-name="T9">SCRIPT</text:span><text:span text:style-name="T8"> </text:span><text:span text:style-name="T15">5</text:span><text:span text:style-name="T10">:</text:span><text:span text:style-name="T13"> </text:span><text:span text:style-name="T15">BORRADO </text:span><text:span text:style-name="T16">(</text:span><text:span text:style-name="T18">1</text:span><text:span text:style-name="T16"> </text:span><text:span text:style-name="T17">PUNTO</text:span><text:span text:style-name="T16">)</text:span></text:p>
      <text:p text:style-name="P4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8"/>
            <text:p text:style-name="P8"/>
            <text:p text:style-name="P8"/>
          </table:table-cell>
        </table:table-row>
      </table:table>
      <text:list xml:id="list155612980252470" text:continue-numbering="true" text:style-name="L1">
        <text:list-header>
          <text:p text:style-name="P15"/>
        </text:list-header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number-style style:name="N106">
      <number:number number:decimal-places="1" number:min-decimal-places="1" number:min-integer-digits="1"/>
    </number:number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7cm" style:rel-column-width="33535*"/>
    </style:style>
    <style:style style:name="Tabla2.B" style:family="table-column">
      <style:table-column-properties style:column-width="4.994cm" style:rel-column-width="19249*"/>
    </style:style>
    <style:style style:name="Tabla2.C" style:family="table-column">
      <style:table-column-properties style:column-width="3.307cm" style:rel-column-width="1275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MP3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color="#336633" loext:opacity="100%" style:font-name="Calibri" fo:font-size="20pt" fo:language="es" fo:country="ES" fo:font-weight="bold" officeooo:rsid="0033156d" officeooo:paragraph-rsid="0033156d" style:font-size-asian="20pt" style:font-weight-asian="bold" style:font-size-complex="20pt" style:font-weight-complex="bold"/>
    </style:style>
    <style:style style:name="MP5" style:family="paragraph" style:parent-style-name="Table_20_Contents">
      <style:text-properties style:font-name="Calibri" fo:language="es" fo:country="ES" officeooo:rsid="0033156d" officeooo:paragraph-rsid="0033156d"/>
    </style:style>
    <style:style style:name="M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2" style:family="text">
      <style:text-properties fo:text-transform="uppercase" fo:font-size="11pt" fo:font-weight="bold" officeooo:rsid="002d8ff9" style:font-size-asian="11pt" style:font-weight-asian="bold" style:font-size-complex="11pt" style:font-weight-complex="bold"/>
    </style:style>
    <style:style style:name="MT3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4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">APELLIDOS, NOMBRE / COGNOMS, NOM</text:p>
            </table:table-cell>
            <table:table-cell table:style-name="Tabla2.A1" office:value-type="string">
              <text:p text:style-name="MP3">DNI / NIE</text:p>
            </table:table-cell>
            <table:table-cell table:style-name="Tabla2.A1" table:number-rows-spanned="2" office:value-type="string">
              <text:p text:style-name="MP4">1ºDAM</text:p>
            </table:table-cell>
          </table:table-row>
          <table:table-row table:style-name="Tabla2.1">
            <table:table-cell table:style-name="Tabla2.A1" office:value-type="string">
              <text:p text:style-name="MP5">MORENO BOLIVAR, JOSE MANUEL</text:p>
            </table:table-cell>
            <table:table-cell table:style-name="Tabla2.A1" office:value-type="string">
              <text:p text:style-name="MP5">52659570N</text:p>
            </table:table-cell>
            <table:covered-table-cell table:style-name="Tabla2.A1"/>
          </table:table-row>
        </table:table>
        <text:p text:style-name="MP1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" text:name="Tema"/>
        </text:user-field-decls>
        <text:p text:style-name="MP2"><text:span text:style-name="MT1">DAW/</text:span><text:span text:style-name="MT2">DAM</text:span><text:span text:style-name="MT3"> - </text:span><text:span text:style-name="MT4"><text:user-field-get text:name="Modulo">BASES DE DATOS</text:user-field-get></text:span><text:span text:style-name="MT4"><text:s text:c="36"/></text:span><text:span text:style-name="MT4"><text:user-field-get text:name="Tema">ACTIVIDAD EVALUABLE</text:user-field-get></text:span><text:span text:style-name="MT4"><text:s/><text:tab/></text:span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7T17:32:38.798000000</meta:creation-date>
    <dc:date>2023-04-13T15:56:11.506000000</dc:date>
    <meta:editing-duration>PT1H5M4S</meta:editing-duration>
    <meta:editing-cycles>18</meta:editing-cycles>
    <meta:generator>LibreOffice/7.4.1.2$Windows_X86_64 LibreOffice_project/3c58a8f3a960df8bc8fd77b461821e42c061c5f0</meta:generator>
    <meta:document-statistic meta:table-count="6" meta:image-count="0" meta:object-count="0" meta:page-count="3" meta:paragraph-count="17" meta:word-count="93" meta:character-count="618" meta:non-whitespace-character-count="506"/>
  </office:meta>
</office:document-meta>
</file>